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35mm" svg:y="113.14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5.33mm" svg:y="212.76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</text:p>
          </table:table-cell>
          <table:table-cell/>
          <table:table-cell office:value-type="string" calcext:value-type="string">
            <text:p>0.994861,-0.043369,-0.091498,105.507744,0.043767,0.999039,0.002350,-5.961123,0.091308,-0.006343,0.995803,-3.172411,0.000000,0.000000,0.000000,1.000000</text:p>
          </table:table-cell>
          <table:table-cell/>
          <table:table-cell office:value-type="float" office:value="0.994861" calcext:value-type="float">
            <text:p>0.994861</text:p>
          </table:table-cell>
          <table:table-cell office:value-type="float" office:value="-0.043369" calcext:value-type="float">
            <text:p>-0.043369</text:p>
          </table:table-cell>
          <table:table-cell office:value-type="float" office:value="-0.091498" calcext:value-type="float">
            <text:p>-0.091498</text:p>
          </table:table-cell>
          <table:table-cell office:value-type="float" office:value="105.507744" calcext:value-type="float">
            <text:p>105.507744</text:p>
          </table:table-cell>
          <table:table-cell/>
          <table:table-cell table:formula="of:= (COS([.G5]) - SIN([.H5]) + SIN([.G6]) + COS([.H6])) / PI()" office:value-type="float" office:value="0.342580042611756" calcext:value-type="float">
            <text:p>0.342580042611756</text:p>
          </table:table-cell>
          <table:table-cell table:formula="of:= (COS([.F4]) + SIN([.H4]) - SIN([.F6]) + COS([.H6])) / PI()" office:value-type="float" office:value="0.288356002539048" calcext:value-type="float">
            <text:p>0.288356002539048</text:p>
          </table:table-cell>
          <table:table-cell table:formula="of:= (COS([.F4]) - SIN([.G4]) + SIN([.F5]) + COS([.G5])) / PI()" office:value-type="float" office:value="0.373326126369171" calcext:value-type="float">
            <text:p>0.373326126369171</text:p>
          </table:table-cell>
          <table:table-cell/>
          <table:table-cell table:formula="of:= [.I4]" office:value-type="float" office:value="105.507744" calcext:value-type="float">
            <text:p>105.507744</text:p>
          </table:table-cell>
          <table:table-cell table:formula="of:= [.I5]" office:value-type="float" office:value="-5.961123" calcext:value-type="float">
            <text:p>-5.961123</text:p>
          </table:table-cell>
          <table:table-cell table:formula="of:= [.I6]" office:value-type="float" office:value="-3.172411" calcext:value-type="float">
            <text:p>-3.172411</text:p>
          </table:table-cell>
          <table:table-cell/>
          <table:table-cell table:formula="of:= [.F4]" office:value-type="float" office:value="0.994861" calcext:value-type="float">
            <text:p>0.994861</text:p>
          </table:table-cell>
          <table:table-cell table:formula="of:= [.G5]" office:value-type="float" office:value="0.999039" calcext:value-type="float">
            <text:p>0.999039</text:p>
          </table:table-cell>
          <table:table-cell table:formula="of:= [.H6]" office:value-type="float" office:value="0.995803" calcext:value-type="float">
            <text:p>0.995803</text:p>
          </table:table-cell>
          <table:table-cell/>
          <table:table-cell office:value-type="float" office:value="13.740281" calcext:value-type="float">
            <text:p>13.740281</text:p>
          </table:table-cell>
        </table:table-row>
        <table:table-row table:style-name="ro1">
          <table:table-cell table:number-columns-repeated="5"/>
          <table:table-cell office:value-type="float" office:value="0.043767" calcext:value-type="float">
            <text:p>0.043767</text:p>
          </table:table-cell>
          <table:table-cell office:value-type="float" office:value="0.999039" calcext:value-type="float">
            <text:p>0.999039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-5.961123" calcext:value-type="float">
            <text:p>-5.96112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91308" calcext:value-type="float">
            <text:p>0.091308</text:p>
          </table:table-cell>
          <table:table-cell office:value-type="float" office:value="-0.006343" calcext:value-type="float">
            <text:p>-0.006343</text:p>
          </table:table-cell>
          <table:table-cell office:value-type="float" office:value="0.995803" calcext:value-type="float">
            <text:p>0.995803</text:p>
          </table:table-cell>
          <table:table-cell office:value-type="float" office:value="-3.172411" calcext:value-type="float">
            <text:p>-3.17241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7</text:p>
          </table:table-cell>
          <table:table-cell/>
          <table:table-cell office:value-type="string" calcext:value-type="string">
            <text:p>0.038663,0.999155,-0.015959,365.957153,-0.961273,0.032822,-0.273733,464.012634,-0.272972,0.025922,0.961686,65.647797,0.000000,0.000000,0.000000,1.000000</text:p>
          </table:table-cell>
          <table:table-cell/>
          <table:table-cell office:value-type="float" office:value="0.038663" calcext:value-type="float">
            <text:p>0.038663</text:p>
          </table:table-cell>
          <table:table-cell office:value-type="float" office:value="0.999155" calcext:value-type="float">
            <text:p>0.999155</text:p>
          </table:table-cell>
          <table:table-cell office:value-type="float" office:value="-0.015959" calcext:value-type="float">
            <text:p>-0.015959</text:p>
          </table:table-cell>
          <table:table-cell office:value-type="float" office:value="365.957153" calcext:value-type="float">
            <text:p>365.957153</text:p>
          </table:table-cell>
          <table:table-cell/>
          <table:table-cell table:formula="of:= (COS([.G10]) - SIN([.H10]) + SIN([.G11]) + COS([.H11])) / PI()" office:value-type="float" office:value="0.594553798255268" calcext:value-type="float">
            <text:p>0.594553798255268</text:p>
          </table:table-cell>
          <table:table-cell table:formula="of:= (COS([.F9]) + SIN([.H9]) - SIN([.F11]) + COS([.H11])) / PI()" office:value-type="float" office:value="0.580924121668028" calcext:value-type="float">
            <text:p>0.580924121668028</text:p>
          </table:table-cell>
          <table:table-cell table:formula="of:= (COS([.F9]) - SIN([.G9]) + SIN([.F10]) + COS([.G10])) / PI()" office:value-type="float" office:value="0.107518382804691" calcext:value-type="float">
            <text:p>0.107518382804691</text:p>
          </table:table-cell>
          <table:table-cell/>
          <table:table-cell table:formula="of:= [.I9]" office:value-type="float" office:value="365.957153" calcext:value-type="float">
            <text:p>365.957153</text:p>
          </table:table-cell>
          <table:table-cell table:formula="of:= [.I10]" office:value-type="float" office:value="464.012634" calcext:value-type="float">
            <text:p>464.012634</text:p>
          </table:table-cell>
          <table:table-cell table:formula="of:= [.I11]" office:value-type="float" office:value="65.647797" calcext:value-type="float">
            <text:p>65.647797</text:p>
          </table:table-cell>
          <table:table-cell/>
          <table:table-cell table:formula="of:= [.F9]" office:value-type="float" office:value="0.038663" calcext:value-type="float">
            <text:p>0.038663</text:p>
          </table:table-cell>
          <table:table-cell table:formula="of:= [.G10]" office:value-type="float" office:value="0.032822" calcext:value-type="float">
            <text:p>0.032822</text:p>
          </table:table-cell>
          <table:table-cell table:formula="of:= [.H11]" office:value-type="float" office:value="0.961686" calcext:value-type="float">
            <text:p>0.961686</text:p>
          </table:table-cell>
          <table:table-cell/>
          <table:table-cell office:value-type="float" office:value="14.190931" calcext:value-type="float">
            <text:p>14.190931</text:p>
          </table:table-cell>
        </table:table-row>
        <table:table-row table:style-name="ro1">
          <table:table-cell table:number-columns-repeated="5"/>
          <table:table-cell office:value-type="float" office:value="-0.961273" calcext:value-type="float">
            <text:p>-0.961273</text:p>
          </table:table-cell>
          <table:table-cell office:value-type="float" office:value="0.032822" calcext:value-type="float">
            <text:p>0.032822</text:p>
          </table:table-cell>
          <table:table-cell office:value-type="float" office:value="-0.273733" calcext:value-type="float">
            <text:p>-0.273733</text:p>
          </table:table-cell>
          <table:table-cell office:value-type="float" office:value="464.012634" calcext:value-type="float">
            <text:p>464.01263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272972" calcext:value-type="float">
            <text:p>-0.272972</text:p>
          </table:table-cell>
          <table:table-cell office:value-type="float" office:value="0.025922" calcext:value-type="float">
            <text:p>0.025922</text:p>
          </table:table-cell>
          <table:table-cell office:value-type="float" office:value="0.961686" calcext:value-type="float">
            <text:p>0.961686</text:p>
          </table:table-cell>
          <table:table-cell office:value-type="float" office:value="65.647797" calcext:value-type="float">
            <text:p>65.64779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32</text:p>
          </table:table-cell>
          <table:table-cell/>
          <table:table-cell office:value-type="string" calcext:value-type="string">
            <text:p>0.035316,0.992411,0.118269,165.083847,-0.998801,0.030794,0.039766,86.358902,0.035821,-0.119529,0.992215,-10.808743,0.000000,0.000000,0.000000,1.000000</text:p>
          </table:table-cell>
          <table:table-cell/>
          <table:table-cell office:value-type="float" office:value="0.035316" calcext:value-type="float">
            <text:p>0.035316</text:p>
          </table:table-cell>
          <table:table-cell office:value-type="float" office:value="0.992411" calcext:value-type="float">
            <text:p>0.992411</text:p>
          </table:table-cell>
          <table:table-cell office:value-type="float" office:value="0.118269" calcext:value-type="float">
            <text:p>0.118269</text:p>
          </table:table-cell>
          <table:table-cell office:value-type="float" office:value="165.083847" calcext:value-type="float">
            <text:p>165.083847</text:p>
          </table:table-cell>
          <table:table-cell/>
          <table:table-cell table:formula="of:= (COS([.G15]) - SIN([.H15]) + SIN([.G16]) + COS([.H16])) / PI()" office:value-type="float" office:value="0.441611205637857" calcext:value-type="float">
            <text:p>0.441611205637857</text:p>
          </table:table-cell>
          <table:table-cell table:formula="of:= (COS([.F14]) + SIN([.H14]) - SIN([.F16]) + COS([.H16])) / PI()" office:value-type="float" office:value="0.518333689353279" calcext:value-type="float">
            <text:p>0.518333689353279</text:p>
          </table:table-cell>
          <table:table-cell table:formula="of:= (COS([.F14]) - SIN([.G14]) + SIN([.F15]) + COS([.G15])) / PI()" office:value-type="float" office:value="0.102092599567219" calcext:value-type="float">
            <text:p>0.102092599567219</text:p>
          </table:table-cell>
          <table:table-cell/>
          <table:table-cell table:formula="of:= [.I14]" office:value-type="float" office:value="165.083847" calcext:value-type="float">
            <text:p>165.083847</text:p>
          </table:table-cell>
          <table:table-cell table:formula="of:= [.I15]" office:value-type="float" office:value="86.358902" calcext:value-type="float">
            <text:p>86.358902</text:p>
          </table:table-cell>
          <table:table-cell table:formula="of:= [.I16]" office:value-type="float" office:value="-10.808743" calcext:value-type="float">
            <text:p>-10.808743</text:p>
          </table:table-cell>
          <table:table-cell/>
          <table:table-cell table:formula="of:= [.F14]" office:value-type="float" office:value="0.035316" calcext:value-type="float">
            <text:p>0.035316</text:p>
          </table:table-cell>
          <table:table-cell table:formula="of:= [.G15]" office:value-type="float" office:value="0.030794" calcext:value-type="float">
            <text:p>0.030794</text:p>
          </table:table-cell>
          <table:table-cell table:formula="of:= [.H16]" office:value-type="float" office:value="0.992215" calcext:value-type="float">
            <text:p>0.992215</text:p>
          </table:table-cell>
          <table:table-cell/>
          <table:table-cell office:value-type="float" office:value="12.486429" calcext:value-type="float">
            <text:p>12.486429</text:p>
          </table:table-cell>
        </table:table-row>
        <table:table-row table:style-name="ro1">
          <table:table-cell table:number-columns-repeated="5"/>
          <table:table-cell office:value-type="float" office:value="-0.998801" calcext:value-type="float">
            <text:p>-0.998801</text:p>
          </table:table-cell>
          <table:table-cell office:value-type="float" office:value="0.030794" calcext:value-type="float">
            <text:p>0.030794</text:p>
          </table:table-cell>
          <table:table-cell office:value-type="float" office:value="0.039766" calcext:value-type="float">
            <text:p>0.039766</text:p>
          </table:table-cell>
          <table:table-cell office:value-type="float" office:value="86.358902" calcext:value-type="float">
            <text:p>86.35890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35821" calcext:value-type="float">
            <text:p>0.035821</text:p>
          </table:table-cell>
          <table:table-cell office:value-type="float" office:value="-0.119529" calcext:value-type="float">
            <text:p>-0.119529</text:p>
          </table:table-cell>
          <table:table-cell office:value-type="float" office:value="0.992215" calcext:value-type="float">
            <text:p>0.992215</text:p>
          </table:table-cell>
          <table:table-cell office:value-type="float" office:value="-10.808743" calcext:value-type="float">
            <text:p>-10.80874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47</text:p>
          </table:table-cell>
          <table:table-cell/>
          <table:table-cell office:value-type="string" calcext:value-type="string">
            <text:p>-0.953780,-0.295352,-0.057124,377.185303,0.293666,-0.955319,0.036029,-272.454346,-0.065209,0.017584,0.997762,9.643250,0.000000,0.000000,0.000000,1.000000</text:p>
          </table:table-cell>
          <table:table-cell/>
          <table:table-cell office:value-type="float" office:value="-0.95378" calcext:value-type="float">
            <text:p>-0.95378</text:p>
          </table:table-cell>
          <table:table-cell office:value-type="float" office:value="-0.295352" calcext:value-type="float">
            <text:p>-0.295352</text:p>
          </table:table-cell>
          <table:table-cell office:value-type="float" office:value="-0.057124" calcext:value-type="float">
            <text:p>-0.057124</text:p>
          </table:table-cell>
          <table:table-cell office:value-type="float" office:value="377.185303" calcext:value-type="float">
            <text:p>377.185303</text:p>
          </table:table-cell>
          <table:table-cell/>
          <table:table-cell table:formula="of:= (COS([.G20]) - SIN([.H20]) + SIN([.G21]) + COS([.H21])) / PI()" office:value-type="float" office:value="0.350489225446861" calcext:value-type="float">
            <text:p>0.350489225446861</text:p>
          </table:table-cell>
          <table:table-cell table:formula="of:= (COS([.F19]) + SIN([.H19]) - SIN([.F21]) + COS([.H21])) / PI()" office:value-type="float" office:value="0.359326741761987" calcext:value-type="float">
            <text:p>0.359326741761987</text:p>
          </table:table-cell>
          <table:table-cell table:formula="of:= (COS([.F19]) - SIN([.G19]) + SIN([.F20]) + COS([.G20])) / PI()" office:value-type="float" office:value="0.552742697925018" calcext:value-type="float">
            <text:p>0.552742697925018</text:p>
          </table:table-cell>
          <table:table-cell/>
          <table:table-cell table:formula="of:= [.I19]" office:value-type="float" office:value="377.185303" calcext:value-type="float">
            <text:p>377.185303</text:p>
          </table:table-cell>
          <table:table-cell table:formula="of:= [.I20]" office:value-type="float" office:value="-272.454346" calcext:value-type="float">
            <text:p>-272.454346</text:p>
          </table:table-cell>
          <table:table-cell table:formula="of:= [.I21]" office:value-type="float" office:value="9.64325" calcext:value-type="float">
            <text:p>9.64325</text:p>
          </table:table-cell>
          <table:table-cell/>
          <table:table-cell table:formula="of:= [.F19]" office:value-type="float" office:value="-0.95378" calcext:value-type="float">
            <text:p>-0.95378</text:p>
          </table:table-cell>
          <table:table-cell table:formula="of:= [.G20]" office:value-type="float" office:value="-0.955319" calcext:value-type="float">
            <text:p>-0.955319</text:p>
          </table:table-cell>
          <table:table-cell table:formula="of:= [.H21]" office:value-type="float" office:value="0.997762" calcext:value-type="float">
            <text:p>0.997762</text:p>
          </table:table-cell>
          <table:table-cell/>
          <table:table-cell office:value-type="float" office:value="13.750201" calcext:value-type="float">
            <text:p>13.750201</text:p>
          </table:table-cell>
        </table:table-row>
        <table:table-row table:style-name="ro1">
          <table:table-cell table:number-columns-repeated="5"/>
          <table:table-cell office:value-type="float" office:value="0.293666" calcext:value-type="float">
            <text:p>0.293666</text:p>
          </table:table-cell>
          <table:table-cell office:value-type="float" office:value="-0.955319" calcext:value-type="float">
            <text:p>-0.955319</text:p>
          </table:table-cell>
          <table:table-cell office:value-type="float" office:value="0.036029" calcext:value-type="float">
            <text:p>0.036029</text:p>
          </table:table-cell>
          <table:table-cell office:value-type="float" office:value="-272.454346" calcext:value-type="float">
            <text:p>-272.45434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5209" calcext:value-type="float">
            <text:p>-0.065209</text:p>
          </table:table-cell>
          <table:table-cell office:value-type="float" office:value="0.017584" calcext:value-type="float">
            <text:p>0.017584</text:p>
          </table:table-cell>
          <table:table-cell office:value-type="float" office:value="0.997762" calcext:value-type="float">
            <text:p>0.997762</text:p>
          </table:table-cell>
          <table:table-cell office:value-type="float" office:value="9.64325" calcext:value-type="float">
            <text:p>9.6432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62</text:p>
          </table:table-cell>
          <table:table-cell/>
          <table:table-cell office:value-type="string" calcext:value-type="string">
            <text:p>-0.959883,-0.266864,-0.087477,418.824707,0.263917,-0.963655,0.043828,-275.484131,-0.095987,0.018979,0.995269,15.784320,0.000000,0.000000,0.000000,1.000000</text:p>
          </table:table-cell>
          <table:table-cell/>
          <table:table-cell office:value-type="float" office:value="-0.959883" calcext:value-type="float">
            <text:p>-0.959883</text:p>
          </table:table-cell>
          <table:table-cell office:value-type="float" office:value="-0.266864" calcext:value-type="float">
            <text:p>-0.266864</text:p>
          </table:table-cell>
          <table:table-cell office:value-type="float" office:value="-0.087477" calcext:value-type="float">
            <text:p>-0.087477</text:p>
          </table:table-cell>
          <table:table-cell office:value-type="float" office:value="418.824707" calcext:value-type="float">
            <text:p>418.824707</text:p>
          </table:table-cell>
          <table:table-cell/>
          <table:table-cell table:formula="of:= (COS([.G25]) - SIN([.H25]) + SIN([.G26]) + COS([.H26])) / PI()" office:value-type="float" office:value="0.346946046585263" calcext:value-type="float">
            <text:p>0.346946046585263</text:p>
          </table:table-cell>
          <table:table-cell table:formula="of:= (COS([.F24]) + SIN([.H24]) - SIN([.F26]) + COS([.H26])) / PI()" office:value-type="float" office:value="0.358533836217367" calcext:value-type="float">
            <text:p>0.358533836217367</text:p>
          </table:table-cell>
          <table:table-cell table:formula="of:= (COS([.F24]) - SIN([.G24]) + SIN([.F25]) + COS([.G25])) / PI()" office:value-type="float" office:value="0.531166733691269" calcext:value-type="float">
            <text:p>0.531166733691269</text:p>
          </table:table-cell>
          <table:table-cell/>
          <table:table-cell table:formula="of:= [.I24]" office:value-type="float" office:value="418.824707" calcext:value-type="float">
            <text:p>418.824707</text:p>
          </table:table-cell>
          <table:table-cell table:formula="of:= [.I25]" office:value-type="float" office:value="-275.484131" calcext:value-type="float">
            <text:p>-275.484131</text:p>
          </table:table-cell>
          <table:table-cell table:formula="of:= [.I26]" office:value-type="float" office:value="15.78432" calcext:value-type="float">
            <text:p>15.78432</text:p>
          </table:table-cell>
          <table:table-cell/>
          <table:table-cell table:formula="of:= [.F24]" office:value-type="float" office:value="-0.959883" calcext:value-type="float">
            <text:p>-0.959883</text:p>
          </table:table-cell>
          <table:table-cell table:formula="of:= [.G25]" office:value-type="float" office:value="-0.963655" calcext:value-type="float">
            <text:p>-0.963655</text:p>
          </table:table-cell>
          <table:table-cell table:formula="of:= [.H26]" office:value-type="float" office:value="0.995269" calcext:value-type="float">
            <text:p>0.995269</text:p>
          </table:table-cell>
          <table:table-cell/>
          <table:table-cell office:value-type="float" office:value="16.767817" calcext:value-type="float">
            <text:p>16.767817</text:p>
          </table:table-cell>
        </table:table-row>
        <table:table-row table:style-name="ro1">
          <table:table-cell table:number-columns-repeated="5"/>
          <table:table-cell office:value-type="float" office:value="0.263917" calcext:value-type="float">
            <text:p>0.263917</text:p>
          </table:table-cell>
          <table:table-cell office:value-type="float" office:value="-0.963655" calcext:value-type="float">
            <text:p>-0.963655</text:p>
          </table:table-cell>
          <table:table-cell office:value-type="float" office:value="0.043828" calcext:value-type="float">
            <text:p>0.043828</text:p>
          </table:table-cell>
          <table:table-cell office:value-type="float" office:value="-275.484131" calcext:value-type="float">
            <text:p>-275.48413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95987" calcext:value-type="float">
            <text:p>-0.095987</text:p>
          </table:table-cell>
          <table:table-cell office:value-type="float" office:value="0.018979" calcext:value-type="float">
            <text:p>0.018979</text:p>
          </table:table-cell>
          <table:table-cell office:value-type="float" office:value="0.995269" calcext:value-type="float">
            <text:p>0.995269</text:p>
          </table:table-cell>
          <table:table-cell office:value-type="float" office:value="15.78432" calcext:value-type="float">
            <text:p>15.7843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77</text:p>
          </table:table-cell>
          <table:table-cell/>
          <table:table-cell office:value-type="string" calcext:value-type="string">
            <text:p>-0.769638,0.635560,-0.063222,483.649475,-0.638100,-0.769464,0.032367,-113.468079,-0.028070,0.065245,0.997565,13.690338,0.000000,0.000000,0.000000,1.000000</text:p>
          </table:table-cell>
          <table:table-cell/>
          <table:table-cell office:value-type="float" office:value="-0.769638" calcext:value-type="float">
            <text:p>-0.769638</text:p>
          </table:table-cell>
          <table:table-cell office:value-type="float" office:value="0.63556" calcext:value-type="float">
            <text:p>0.63556</text:p>
          </table:table-cell>
          <table:table-cell office:value-type="float" office:value="-0.063222" calcext:value-type="float">
            <text:p>-0.063222</text:p>
          </table:table-cell>
          <table:table-cell office:value-type="float" office:value="483.649475" calcext:value-type="float">
            <text:p>483.649475</text:p>
          </table:table-cell>
          <table:table-cell/>
          <table:table-cell table:formula="of:= (COS([.G30]) - SIN([.H30]) + SIN([.G31]) + COS([.H31])) / PI()" office:value-type="float" office:value="0.411724527044866" calcext:value-type="float">
            <text:p>0.411724527044866</text:p>
          </table:table-cell>
          <table:table-cell table:formula="of:= (COS([.F29]) + SIN([.H29]) - SIN([.F31]) + COS([.H31])) / PI()" office:value-type="float" office:value="0.390056530147131" calcext:value-type="float">
            <text:p>0.390056530147131</text:p>
          </table:table-cell>
          <table:table-cell table:formula="of:= (COS([.F29]) - SIN([.G29]) + SIN([.F30]) + COS([.G30])) / PI()" office:value-type="float" office:value="0.0786695481736275" calcext:value-type="float">
            <text:p>0.078669548173628</text:p>
          </table:table-cell>
          <table:table-cell/>
          <table:table-cell table:formula="of:= [.I29]" office:value-type="float" office:value="483.649475" calcext:value-type="float">
            <text:p>483.649475</text:p>
          </table:table-cell>
          <table:table-cell table:formula="of:= [.I30]" office:value-type="float" office:value="-113.468079" calcext:value-type="float">
            <text:p>-113.468079</text:p>
          </table:table-cell>
          <table:table-cell table:formula="of:= [.I31]" office:value-type="float" office:value="13.690338" calcext:value-type="float">
            <text:p>13.690338</text:p>
          </table:table-cell>
          <table:table-cell/>
          <table:table-cell table:formula="of:= [.F29]" office:value-type="float" office:value="-0.769638" calcext:value-type="float">
            <text:p>-0.769638</text:p>
          </table:table-cell>
          <table:table-cell table:formula="of:= [.G30]" office:value-type="float" office:value="-0.769464" calcext:value-type="float">
            <text:p>-0.769464</text:p>
          </table:table-cell>
          <table:table-cell table:formula="of:= [.H31]" office:value-type="float" office:value="0.997565" calcext:value-type="float">
            <text:p>0.997565</text:p>
          </table:table-cell>
          <table:table-cell/>
          <table:table-cell office:value-type="float" office:value="18.100413" calcext:value-type="float">
            <text:p>18.100413</text:p>
          </table:table-cell>
        </table:table-row>
        <table:table-row table:style-name="ro1">
          <table:table-cell table:number-columns-repeated="5"/>
          <table:table-cell office:value-type="float" office:value="-0.6381" calcext:value-type="float">
            <text:p>-0.6381</text:p>
          </table:table-cell>
          <table:table-cell office:value-type="float" office:value="-0.769464" calcext:value-type="float">
            <text:p>-0.769464</text:p>
          </table:table-cell>
          <table:table-cell office:value-type="float" office:value="0.032367" calcext:value-type="float">
            <text:p>0.032367</text:p>
          </table:table-cell>
          <table:table-cell office:value-type="float" office:value="-113.468079" calcext:value-type="float">
            <text:p>-113.46807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2807" calcext:value-type="float">
            <text:p>-0.02807</text:p>
          </table:table-cell>
          <table:table-cell office:value-type="float" office:value="0.065245" calcext:value-type="float">
            <text:p>0.065245</text:p>
          </table:table-cell>
          <table:table-cell office:value-type="float" office:value="0.997565" calcext:value-type="float">
            <text:p>0.997565</text:p>
          </table:table-cell>
          <table:table-cell office:value-type="float" office:value="13.690338" calcext:value-type="float">
            <text:p>13.69033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92</text:p>
          </table:table-cell>
          <table:table-cell/>
          <table:table-cell office:value-type="string" calcext:value-type="string">
            <text:p>0.950592,-0.308990,-0.035646,28.411476,0.310747,0.948474,0.064858,-135.075256,0.013770,-0.072724,0.997360,-3.179838,0.000000,0.000000,0.000000,1.000000</text:p>
          </table:table-cell>
          <table:table-cell/>
          <table:table-cell office:value-type="float" office:value="0.950592" calcext:value-type="float">
            <text:p>0.950592</text:p>
          </table:table-cell>
          <table:table-cell office:value-type="float" office:value="-0.30899" calcext:value-type="float">
            <text:p>-0.30899</text:p>
          </table:table-cell>
          <table:table-cell office:value-type="float" office:value="-0.035646" calcext:value-type="float">
            <text:p>-0.035646</text:p>
          </table:table-cell>
          <table:table-cell office:value-type="float" office:value="28.411476" calcext:value-type="float">
            <text:p>28.411476</text:p>
          </table:table-cell>
          <table:table-cell/>
          <table:table-cell table:formula="of:= (COS([.G35]) - SIN([.H35]) + SIN([.G36]) + COS([.H36])) / PI()" office:value-type="float" office:value="0.314481616521338" calcext:value-type="float">
            <text:p>0.314481616521338</text:p>
          </table:table-cell>
          <table:table-cell table:formula="of:= (COS([.F34]) + SIN([.H34]) - SIN([.F36]) + COS([.H36])) / PI()" office:value-type="float" office:value="0.341965191360336" calcext:value-type="float">
            <text:p>0.341965191360336</text:p>
          </table:table-cell>
          <table:table-cell table:formula="of:= (COS([.F34]) - SIN([.G34]) + SIN([.F35]) + COS([.G35])) / PI()" office:value-type="float" office:value="0.564679095448914" calcext:value-type="float">
            <text:p>0.564679095448914</text:p>
          </table:table-cell>
          <table:table-cell/>
          <table:table-cell table:formula="of:= [.I34]" office:value-type="float" office:value="28.411476" calcext:value-type="float">
            <text:p>28.411476</text:p>
          </table:table-cell>
          <table:table-cell table:formula="of:= [.I35]" office:value-type="float" office:value="-135.075256" calcext:value-type="float">
            <text:p>-135.075256</text:p>
          </table:table-cell>
          <table:table-cell table:formula="of:= [.I36]" office:value-type="float" office:value="-3.179838" calcext:value-type="float">
            <text:p>-3.179838</text:p>
          </table:table-cell>
          <table:table-cell/>
          <table:table-cell table:formula="of:= [.F34]" office:value-type="float" office:value="0.950592" calcext:value-type="float">
            <text:p>0.950592</text:p>
          </table:table-cell>
          <table:table-cell table:formula="of:= [.G35]" office:value-type="float" office:value="0.948474" calcext:value-type="float">
            <text:p>0.948474</text:p>
          </table:table-cell>
          <table:table-cell table:formula="of:= [.H36]" office:value-type="float" office:value="0.99736" calcext:value-type="float">
            <text:p>0.99736</text:p>
          </table:table-cell>
          <table:table-cell/>
          <table:table-cell office:value-type="float" office:value="16.334937" calcext:value-type="float">
            <text:p>16.334937</text:p>
          </table:table-cell>
        </table:table-row>
        <table:table-row table:style-name="ro1">
          <table:table-cell table:number-columns-repeated="5"/>
          <table:table-cell office:value-type="float" office:value="0.310747" calcext:value-type="float">
            <text:p>0.310747</text:p>
          </table:table-cell>
          <table:table-cell office:value-type="float" office:value="0.948474" calcext:value-type="float">
            <text:p>0.948474</text:p>
          </table:table-cell>
          <table:table-cell office:value-type="float" office:value="0.064858" calcext:value-type="float">
            <text:p>0.064858</text:p>
          </table:table-cell>
          <table:table-cell office:value-type="float" office:value="-135.075256" calcext:value-type="float">
            <text:p>-135.07525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1377" calcext:value-type="float">
            <text:p>0.01377</text:p>
          </table:table-cell>
          <table:table-cell office:value-type="float" office:value="-0.072724" calcext:value-type="float">
            <text:p>-0.072724</text:p>
          </table:table-cell>
          <table:table-cell office:value-type="float" office:value="0.99736" calcext:value-type="float">
            <text:p>0.99736</text:p>
          </table:table-cell>
          <table:table-cell office:value-type="float" office:value="-3.179838" calcext:value-type="float">
            <text:p>-3.17983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7</text:p>
          </table:table-cell>
          <table:table-cell/>
          <table:table-cell office:value-type="string" calcext:value-type="string">
            <text:p>0.960013,0.280538,-0.011149,51.365917,-0.280488,0.960046,0.005101,37.332489,0.012137,-0.001773,1.000038,-0.523544,0.000000,0.000000,0.000000,1.000000</text:p>
          </table:table-cell>
          <table:table-cell/>
          <table:table-cell office:value-type="float" office:value="0.960013" calcext:value-type="float">
            <text:p>0.960013</text:p>
          </table:table-cell>
          <table:table-cell office:value-type="float" office:value="0.280538" calcext:value-type="float">
            <text:p>0.280538</text:p>
          </table:table-cell>
          <table:table-cell office:value-type="float" office:value="-0.011149" calcext:value-type="float">
            <text:p>-0.011149</text:p>
          </table:table-cell>
          <table:table-cell office:value-type="float" office:value="51.365917" calcext:value-type="float">
            <text:p>51.365917</text:p>
          </table:table-cell>
          <table:table-cell/>
          <table:table-cell table:formula="of:= (COS([.G40]) - SIN([.H40]) + SIN([.G41]) + COS([.H41])) / PI()" office:value-type="float" office:value="0.352330418782896" calcext:value-type="float">
            <text:p>0.352330418782896</text:p>
          </table:table-cell>
          <table:table-cell table:formula="of:= (COS([.F39]) + SIN([.H39]) - SIN([.F41]) + COS([.H41])) / PI()" office:value-type="float" office:value="0.34711508311304" calcext:value-type="float">
            <text:p>0.34711508311304</text:p>
          </table:table-cell>
          <table:table-cell table:formula="of:= (COS([.F39]) - SIN([.G39]) + SIN([.F40]) + COS([.G40])) / PI()" office:value-type="float" office:value="0.188851464064189" calcext:value-type="float">
            <text:p>0.188851464064189</text:p>
          </table:table-cell>
          <table:table-cell/>
          <table:table-cell table:formula="of:= [.I39]" office:value-type="float" office:value="51.365917" calcext:value-type="float">
            <text:p>51.365917</text:p>
          </table:table-cell>
          <table:table-cell table:formula="of:= [.I40]" office:value-type="float" office:value="37.332489" calcext:value-type="float">
            <text:p>37.332489</text:p>
          </table:table-cell>
          <table:table-cell table:formula="of:= [.I41]" office:value-type="float" office:value="-0.523544" calcext:value-type="float">
            <text:p>-0.523544</text:p>
          </table:table-cell>
          <table:table-cell/>
          <table:table-cell table:formula="of:= [.F39]" office:value-type="float" office:value="0.960013" calcext:value-type="float">
            <text:p>0.960013</text:p>
          </table:table-cell>
          <table:table-cell table:formula="of:= [.G40]" office:value-type="float" office:value="0.960046" calcext:value-type="float">
            <text:p>0.960046</text:p>
          </table:table-cell>
          <table:table-cell table:formula="of:= [.H41]" office:value-type="float" office:value="1.000038" calcext:value-type="float">
            <text:p>1.000038</text:p>
          </table:table-cell>
          <table:table-cell/>
          <table:table-cell office:value-type="float" office:value="15.738484" calcext:value-type="float">
            <text:p>15.738484</text:p>
          </table:table-cell>
        </table:table-row>
        <table:table-row table:style-name="ro1">
          <table:table-cell table:number-columns-repeated="5"/>
          <table:table-cell office:value-type="float" office:value="-0.280488" calcext:value-type="float">
            <text:p>-0.280488</text:p>
          </table:table-cell>
          <table:table-cell office:value-type="float" office:value="0.960046" calcext:value-type="float">
            <text:p>0.960046</text:p>
          </table:table-cell>
          <table:table-cell office:value-type="float" office:value="0.005101" calcext:value-type="float">
            <text:p>0.005101</text:p>
          </table:table-cell>
          <table:table-cell office:value-type="float" office:value="37.332489" calcext:value-type="float">
            <text:p>37.33248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12137" calcext:value-type="float">
            <text:p>0.012137</text:p>
          </table:table-cell>
          <table:table-cell office:value-type="float" office:value="-0.001773" calcext:value-type="float">
            <text:p>-0.001773</text:p>
          </table:table-cell>
          <table:table-cell office:value-type="float" office:value="1.000038" calcext:value-type="float">
            <text:p>1.000038</text:p>
          </table:table-cell>
          <table:table-cell office:value-type="float" office:value="-0.523544" calcext:value-type="float">
            <text:p>-0.52354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22</text:p>
          </table:table-cell>
          <table:table-cell/>
          <table:table-cell office:value-type="string" calcext:value-type="string">
            <text:p>0.838037,-0.545962,-0.008549,-4.256080,0.541376,0.828682,0.143686,-313.379272,-0.071354,-0.125028,0.989705,9.232149,0.000000,0.000000,0.000000,1.000000</text:p>
          </table:table-cell>
          <table:table-cell/>
          <table:table-cell office:value-type="float" office:value="0.838037" calcext:value-type="float">
            <text:p>0.838037</text:p>
          </table:table-cell>
          <table:table-cell office:value-type="float" office:value="-0.545962" calcext:value-type="float">
            <text:p>-0.545962</text:p>
          </table:table-cell>
          <table:table-cell office:value-type="float" office:value="-0.008549" calcext:value-type="float">
            <text:p>-0.008549</text:p>
          </table:table-cell>
          <table:table-cell office:value-type="float" office:value="-4.25608" calcext:value-type="float">
            <text:p>-4.25608</text:p>
          </table:table-cell>
          <table:table-cell/>
          <table:table-cell table:formula="of:= (COS([.G45]) - SIN([.H45]) + SIN([.G46]) + COS([.H46])) / PI()" office:value-type="float" office:value="0.304587426693744" calcext:value-type="float">
            <text:p>0.304587426693744</text:p>
          </table:table-cell>
          <table:table-cell table:formula="of:= (COS([.F44]) + SIN([.H44]) - SIN([.F46]) + COS([.H46])) / PI()" office:value-type="float" office:value="0.407629011756297" calcext:value-type="float">
            <text:p>0.407629011756297</text:p>
          </table:table-cell>
          <table:table-cell table:formula="of:= (COS([.F44]) - SIN([.G44]) + SIN([.F45]) + COS([.G45])) / PI()" office:value-type="float" office:value="0.757363381421114" calcext:value-type="float">
            <text:p>0.757363381421114</text:p>
          </table:table-cell>
          <table:table-cell/>
          <table:table-cell table:formula="of:= [.I44]" office:value-type="float" office:value="-4.25608" calcext:value-type="float">
            <text:p>-4.25608</text:p>
          </table:table-cell>
          <table:table-cell table:formula="of:= [.I45]" office:value-type="float" office:value="-313.379272" calcext:value-type="float">
            <text:p>-313.379272</text:p>
          </table:table-cell>
          <table:table-cell table:formula="of:= [.I46]" office:value-type="float" office:value="9.232149" calcext:value-type="float">
            <text:p>9.232149</text:p>
          </table:table-cell>
          <table:table-cell/>
          <table:table-cell table:formula="of:= [.F44]" office:value-type="float" office:value="0.838037" calcext:value-type="float">
            <text:p>0.838037</text:p>
          </table:table-cell>
          <table:table-cell table:formula="of:= [.G45]" office:value-type="float" office:value="0.828682" calcext:value-type="float">
            <text:p>0.828682</text:p>
          </table:table-cell>
          <table:table-cell table:formula="of:= [.H46]" office:value-type="float" office:value="0.989705" calcext:value-type="float">
            <text:p>0.989705</text:p>
          </table:table-cell>
          <table:table-cell/>
          <table:table-cell office:value-type="float" office:value="19.273281" calcext:value-type="float">
            <text:p>19.273281</text:p>
          </table:table-cell>
        </table:table-row>
        <table:table-row table:style-name="ro1">
          <table:table-cell table:number-columns-repeated="5"/>
          <table:table-cell office:value-type="float" office:value="0.541376" calcext:value-type="float">
            <text:p>0.541376</text:p>
          </table:table-cell>
          <table:table-cell office:value-type="float" office:value="0.828682" calcext:value-type="float">
            <text:p>0.828682</text:p>
          </table:table-cell>
          <table:table-cell office:value-type="float" office:value="0.143686" calcext:value-type="float">
            <text:p>0.143686</text:p>
          </table:table-cell>
          <table:table-cell office:value-type="float" office:value="-313.379272" calcext:value-type="float">
            <text:p>-313.37927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71354" calcext:value-type="float">
            <text:p>-0.071354</text:p>
          </table:table-cell>
          <table:table-cell office:value-type="float" office:value="-0.125028" calcext:value-type="float">
            <text:p>-0.125028</text:p>
          </table:table-cell>
          <table:table-cell office:value-type="float" office:value="0.989705" calcext:value-type="float">
            <text:p>0.989705</text:p>
          </table:table-cell>
          <table:table-cell office:value-type="float" office:value="9.232149" calcext:value-type="float">
            <text:p>9.232149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37</text:p>
          </table:table-cell>
          <table:table-cell/>
          <table:table-cell office:value-type="string" calcext:value-type="string">
            <text:p>0.523656,-0.852103,0.016146,40.158855,0.840651,0.519553,0.154678,-353.890869,-0.140165,-0.067421,0.987987,23.182028,0.000000,0.000000,0.000000,1.000000</text:p>
          </table:table-cell>
          <table:table-cell/>
          <table:table-cell office:value-type="float" office:value="0.523656" calcext:value-type="float">
            <text:p>0.523656</text:p>
          </table:table-cell>
          <table:table-cell office:value-type="float" office:value="-0.852103" calcext:value-type="float">
            <text:p>-0.852103</text:p>
          </table:table-cell>
          <table:table-cell office:value-type="float" office:value="0.016146" calcext:value-type="float">
            <text:p>0.016146</text:p>
          </table:table-cell>
          <table:table-cell office:value-type="float" office:value="40.158855" calcext:value-type="float">
            <text:p>40.158855</text:p>
          </table:table-cell>
          <table:table-cell/>
          <table:table-cell table:formula="of:= (COS([.G50]) - SIN([.H50]) + SIN([.G51]) + COS([.H51])) / PI()" office:value-type="float" office:value="0.381010879923099" calcext:value-type="float">
            <text:p>0.381010879923099</text:p>
          </table:table-cell>
          <table:table-cell table:formula="of:= (COS([.F49]) + SIN([.H49]) - SIN([.F51]) + COS([.H51])) / PI()" office:value-type="float" office:value="0.500453250450588" calcext:value-type="float">
            <text:p>0.500453250450588</text:p>
          </table:table-cell>
          <table:table-cell table:formula="of:= (COS([.F49]) - SIN([.G49]) + SIN([.F50]) + COS([.G50])) / PI()" office:value-type="float" office:value="1.02870821036555" calcext:value-type="float">
            <text:p>1.02870821036555</text:p>
          </table:table-cell>
          <table:table-cell/>
          <table:table-cell table:formula="of:= [.I49]" office:value-type="float" office:value="40.158855" calcext:value-type="float">
            <text:p>40.158855</text:p>
          </table:table-cell>
          <table:table-cell table:formula="of:= [.I50]" office:value-type="float" office:value="-353.890869" calcext:value-type="float">
            <text:p>-353.890869</text:p>
          </table:table-cell>
          <table:table-cell table:formula="of:= [.I51]" office:value-type="float" office:value="23.182028" calcext:value-type="float">
            <text:p>23.182028</text:p>
          </table:table-cell>
          <table:table-cell/>
          <table:table-cell table:formula="of:= [.F49]" office:value-type="float" office:value="0.523656" calcext:value-type="float">
            <text:p>0.523656</text:p>
          </table:table-cell>
          <table:table-cell table:formula="of:= [.G50]" office:value-type="float" office:value="0.519553" calcext:value-type="float">
            <text:p>0.519553</text:p>
          </table:table-cell>
          <table:table-cell table:formula="of:= [.H51]" office:value-type="float" office:value="0.987987" calcext:value-type="float">
            <text:p>0.987987</text:p>
          </table:table-cell>
          <table:table-cell/>
          <table:table-cell office:value-type="float" office:value="14.841331" calcext:value-type="float">
            <text:p>14.841331</text:p>
          </table:table-cell>
        </table:table-row>
        <table:table-row table:style-name="ro1">
          <table:table-cell table:number-columns-repeated="5"/>
          <table:table-cell office:value-type="float" office:value="0.840651" calcext:value-type="float">
            <text:p>0.840651</text:p>
          </table:table-cell>
          <table:table-cell office:value-type="float" office:value="0.519553" calcext:value-type="float">
            <text:p>0.519553</text:p>
          </table:table-cell>
          <table:table-cell office:value-type="float" office:value="0.154678" calcext:value-type="float">
            <text:p>0.154678</text:p>
          </table:table-cell>
          <table:table-cell office:value-type="float" office:value="-353.890869" calcext:value-type="float">
            <text:p>-353.89086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40165" calcext:value-type="float">
            <text:p>-0.140165</text:p>
          </table:table-cell>
          <table:table-cell office:value-type="float" office:value="-0.067421" calcext:value-type="float">
            <text:p>-0.067421</text:p>
          </table:table-cell>
          <table:table-cell office:value-type="float" office:value="0.987987" calcext:value-type="float">
            <text:p>0.987987</text:p>
          </table:table-cell>
          <table:table-cell office:value-type="float" office:value="23.182028" calcext:value-type="float">
            <text:p>23.18202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52</text:p>
          </table:table-cell>
          <table:table-cell/>
          <table:table-cell office:value-type="string" calcext:value-type="string">
            <text:p>0.039280,-0.994418,-0.101220,228.471268,0.996181,0.030650,0.085366,-326.764984,-0.081766,-0.104177,0.991378,9.133189,0.000000,0.000000,0.000000,1.000000</text:p>
          </table:table-cell>
          <table:table-cell/>
          <table:table-cell office:value-type="float" office:value="0.03928" calcext:value-type="float">
            <text:p>0.03928</text:p>
          </table:table-cell>
          <table:table-cell office:value-type="float" office:value="-0.994418" calcext:value-type="float">
            <text:p>-0.994418</text:p>
          </table:table-cell>
          <table:table-cell office:value-type="float" office:value="-0.10122" calcext:value-type="float">
            <text:p>-0.10122</text:p>
          </table:table-cell>
          <table:table-cell office:value-type="float" office:value="228.471268" calcext:value-type="float">
            <text:p>228.471268</text:p>
          </table:table-cell>
          <table:table-cell/>
          <table:table-cell table:formula="of:= (COS([.G55]) - SIN([.H55]) + SIN([.G56]) + COS([.H56])) / PI()" office:value-type="float" office:value="0.4322064473861" calcext:value-type="float">
            <text:p>0.4322064473861</text:p>
          </table:table-cell>
          <table:table-cell table:formula="of:= (COS([.F54]) + SIN([.H54]) - SIN([.F56]) + COS([.H56])) / PI()" office:value-type="float" office:value="0.486184485935403" calcext:value-type="float">
            <text:p>0.486184485935403</text:p>
          </table:table-cell>
          <table:table-cell table:formula="of:= (COS([.F54]) - SIN([.G54]) + SIN([.F55]) + COS([.G55])) / PI()" office:value-type="float" office:value="1.17029886855501" calcext:value-type="float">
            <text:p>1.17029886855501</text:p>
          </table:table-cell>
          <table:table-cell/>
          <table:table-cell table:formula="of:= [.I54]" office:value-type="float" office:value="228.471268" calcext:value-type="float">
            <text:p>228.471268</text:p>
          </table:table-cell>
          <table:table-cell table:formula="of:= [.I55]" office:value-type="float" office:value="-326.764984" calcext:value-type="float">
            <text:p>-326.764984</text:p>
          </table:table-cell>
          <table:table-cell table:formula="of:= [.I56]" office:value-type="float" office:value="9.133189" calcext:value-type="float">
            <text:p>9.133189</text:p>
          </table:table-cell>
          <table:table-cell/>
          <table:table-cell table:formula="of:= [.F54]" office:value-type="float" office:value="0.03928" calcext:value-type="float">
            <text:p>0.03928</text:p>
          </table:table-cell>
          <table:table-cell table:formula="of:= [.G55]" office:value-type="float" office:value="0.03065" calcext:value-type="float">
            <text:p>0.03065</text:p>
          </table:table-cell>
          <table:table-cell table:formula="of:= [.H56]" office:value-type="float" office:value="0.991378" calcext:value-type="float">
            <text:p>0.991378</text:p>
          </table:table-cell>
          <table:table-cell/>
          <table:table-cell office:value-type="float" office:value="12.612013" calcext:value-type="float">
            <text:p>12.612013</text:p>
          </table:table-cell>
        </table:table-row>
        <table:table-row table:style-name="ro1">
          <table:table-cell table:number-columns-repeated="5"/>
          <table:table-cell office:value-type="float" office:value="0.996181" calcext:value-type="float">
            <text:p>0.996181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0.085366" calcext:value-type="float">
            <text:p>0.085366</text:p>
          </table:table-cell>
          <table:table-cell office:value-type="float" office:value="-326.764984" calcext:value-type="float">
            <text:p>-326.76498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81766" calcext:value-type="float">
            <text:p>-0.081766</text:p>
          </table:table-cell>
          <table:table-cell office:value-type="float" office:value="-0.104177" calcext:value-type="float">
            <text:p>-0.104177</text:p>
          </table:table-cell>
          <table:table-cell office:value-type="float" office:value="0.991378" calcext:value-type="float">
            <text:p>0.991378</text:p>
          </table:table-cell>
          <table:table-cell office:value-type="float" office:value="9.133189" calcext:value-type="float">
            <text:p>9.133189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6:02:20.363139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6T16:34:45.359683434</dc:date>
    <meta:editing-duration>PT34M47S</meta:editing-duration>
    <meta:editing-cycles>5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X Over Time (radians in terms of pi)</text:p>
        </chart:title>
        <chart:plot-area chart:style-name="ch3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046cm" svg:y="1.475cm" svg:width="14.623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42580042611756">
                <text:p>0.342580042611756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0.594553798255268">
                <text:p>0.594553798255268</text:p>
              </table:table-cell>
              <table:table-cell office:value-type="float" office:value="0.441611205637857">
                <text:p>0.441611205637857</text:p>
              </table:table-cell>
              <table:table-cell office:value-type="float" office:value="0.350489225446861">
                <text:p>0.350489225446861</text:p>
              </table:table-cell>
              <table:table-cell office:value-type="float" office:value="0.346946046585263">
                <text:p>0.346946046585263</text:p>
              </table:table-cell>
              <table:table-cell office:value-type="float" office:value="0.411724527044866">
                <text:p>0.411724527044866</text:p>
              </table:table-cell>
              <table:table-cell office:value-type="float" office:value="0.314481616521338">
                <text:p>0.314481616521338</text:p>
              </table:table-cell>
              <table:table-cell office:value-type="float" office:value="0.352330418782896">
                <text:p>0.352330418782896</text:p>
              </table:table-cell>
              <table:table-cell office:value-type="float" office:value="0.304587426693744">
                <text:p>0.304587426693744</text:p>
              </table:table-cell>
              <table:table-cell office:value-type="float" office:value="0.381010879923099">
                <text:p>0.381010879923099</text:p>
              </table:table-cell>
              <table:table-cell office:value-type="float" office:value="0.4322064473861">
                <text:p>0.4322064473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7cm" svg:y="0.316cm" chart:style-name="ch2">
          <text:p>Error Over Time (mm)</text:p>
        </chart:title>
        <chart:plot-area chart:style-name="ch3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0.94cm" svg:y="1.474cm" svg:width="14.728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.740281">
                <text:p>13.740281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14.190931">
                <text:p>14.190931</text:p>
              </table:table-cell>
              <table:table-cell office:value-type="float" office:value="12.486429">
                <text:p>12.486429</text:p>
              </table:table-cell>
              <table:table-cell office:value-type="float" office:value="13.750201">
                <text:p>13.750201</text:p>
              </table:table-cell>
              <table:table-cell office:value-type="float" office:value="16.767817">
                <text:p>16.767817</text:p>
              </table:table-cell>
              <table:table-cell office:value-type="float" office:value="18.100413">
                <text:p>18.100413</text:p>
              </table:table-cell>
              <table:table-cell office:value-type="float" office:value="16.334937">
                <text:p>16.334937</text:p>
              </table:table-cell>
              <table:table-cell office:value-type="float" office:value="15.738484">
                <text:p>15.738484</text:p>
              </table:table-cell>
              <table:table-cell office:value-type="float" office:value="19.273281">
                <text:p>19.273281</text:p>
              </table:table-cell>
              <table:table-cell office:value-type="float" office:value="14.841331">
                <text:p>14.841331</text:p>
              </table:table-cell>
              <table:table-cell office:value-type="float" office:value="12.612013">
                <text:p>12.6120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Y Over Time (radians in terms of pi)</text:p>
        </chart:title>
        <chart:plot-area chart:style-name="ch3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046cm" svg:y="1.475cm" svg:width="14.623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88356002539048">
                <text:p>0.288356002539048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0.580924121668028">
                <text:p>0.580924121668028</text:p>
              </table:table-cell>
              <table:table-cell office:value-type="float" office:value="0.518333689353279">
                <text:p>0.518333689353279</text:p>
              </table:table-cell>
              <table:table-cell office:value-type="float" office:value="0.359326741761987">
                <text:p>0.359326741761987</text:p>
              </table:table-cell>
              <table:table-cell office:value-type="float" office:value="0.358533836217367">
                <text:p>0.358533836217367</text:p>
              </table:table-cell>
              <table:table-cell office:value-type="float" office:value="0.390056530147131">
                <text:p>0.390056530147131</text:p>
              </table:table-cell>
              <table:table-cell office:value-type="float" office:value="0.341965191360336">
                <text:p>0.341965191360336</text:p>
              </table:table-cell>
              <table:table-cell office:value-type="float" office:value="0.34711508311304">
                <text:p>0.34711508311304</text:p>
              </table:table-cell>
              <table:table-cell office:value-type="float" office:value="0.407629011756297">
                <text:p>0.407629011756297</text:p>
              </table:table-cell>
              <table:table-cell office:value-type="float" office:value="0.500453250450588">
                <text:p>0.500453250450588</text:p>
              </table:table-cell>
              <table:table-cell office:value-type="float" office:value="0.486184485935403">
                <text:p>0.486184485935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3.479cm" svg:y="0.316cm" chart:style-name="ch2">
          <text:p>Rotation Z Over Time (radians in terms of pi)</text:p>
        </chart:title>
        <chart:plot-area chart:style-name="ch3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047cm" svg:y="1.475cm" svg:width="14.648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73326126369171">
                <text:p>0.373326126369171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0.107518382804691">
                <text:p>0.107518382804691</text:p>
              </table:table-cell>
              <table:table-cell office:value-type="float" office:value="0.102092599567219">
                <text:p>0.102092599567219</text:p>
              </table:table-cell>
              <table:table-cell office:value-type="float" office:value="0.552742697925018">
                <text:p>0.552742697925018</text:p>
              </table:table-cell>
              <table:table-cell office:value-type="float" office:value="0.531166733691269">
                <text:p>0.531166733691269</text:p>
              </table:table-cell>
              <table:table-cell office:value-type="float" office:value="0.0786695481736275">
                <text:p>0.0786695481736275</text:p>
              </table:table-cell>
              <table:table-cell office:value-type="float" office:value="0.564679095448914">
                <text:p>0.564679095448914</text:p>
              </table:table-cell>
              <table:table-cell office:value-type="float" office:value="0.188851464064189">
                <text:p>0.188851464064189</text:p>
              </table:table-cell>
              <table:table-cell office:value-type="float" office:value="0.757363381421114">
                <text:p>0.757363381421114</text:p>
              </table:table-cell>
              <table:table-cell office:value-type="float" office:value="1.02870821036555">
                <text:p>1.02870821036555</text:p>
              </table:table-cell>
              <table:table-cell office:value-type="float" office:value="1.17029886855501">
                <text:p>1.17029886855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4.894cm" svg:y="0.316cm" chart:style-name="ch2">
          <text:p>Translation X Over Time (mm)</text:p>
        </chart:title>
        <chart:plot-area chart:style-name="ch3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1.231cm" svg:y="1.474cm" svg:width="14.438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/>
          <chart:series chart:style-name="ch6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5.507744">
                <text:p>105.507744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365.957153">
                <text:p>365.957153</text:p>
              </table:table-cell>
              <table:table-cell office:value-type="float" office:value="165.083847">
                <text:p>165.083847</text:p>
              </table:table-cell>
              <table:table-cell office:value-type="float" office:value="377.185303">
                <text:p>377.185303</text:p>
              </table:table-cell>
              <table:table-cell office:value-type="float" office:value="418.824707">
                <text:p>418.824707</text:p>
              </table:table-cell>
              <table:table-cell office:value-type="float" office:value="483.649475">
                <text:p>483.649475</text:p>
              </table:table-cell>
              <table:table-cell office:value-type="float" office:value="28.411476">
                <text:p>28.411476</text:p>
              </table:table-cell>
              <table:table-cell office:value-type="float" office:value="51.365917">
                <text:p>51.365917</text:p>
              </table:table-cell>
              <table:table-cell office:value-type="float" office:value="-4.25608">
                <text:p>-4.25608</text:p>
              </table:table-cell>
              <table:table-cell office:value-type="float" office:value="40.158855">
                <text:p>40.158855</text:p>
              </table:table-cell>
              <table:table-cell office:value-type="float" office:value="228.471268">
                <text:p>228.4712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4.907cm" svg:y="0.316cm" chart:style-name="ch2">
          <text:p>Translation Y Over Time (mm)</text:p>
        </chart:title>
        <chart:plot-area chart:style-name="ch3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1.232cm" svg:y="1.474cm" svg:width="14.463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5.961123">
                <text:p>-5.961123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464.012634">
                <text:p>464.012634</text:p>
              </table:table-cell>
              <table:table-cell office:value-type="float" office:value="86.358902">
                <text:p>86.358902</text:p>
              </table:table-cell>
              <table:table-cell office:value-type="float" office:value="-272.454346">
                <text:p>-272.454346</text:p>
              </table:table-cell>
              <table:table-cell office:value-type="float" office:value="-275.484131">
                <text:p>-275.484131</text:p>
              </table:table-cell>
              <table:table-cell office:value-type="float" office:value="-113.468079">
                <text:p>-113.468079</text:p>
              </table:table-cell>
              <table:table-cell office:value-type="float" office:value="-135.075256">
                <text:p>-135.075256</text:p>
              </table:table-cell>
              <table:table-cell office:value-type="float" office:value="37.332489">
                <text:p>37.332489</text:p>
              </table:table-cell>
              <table:table-cell office:value-type="float" office:value="-313.379272">
                <text:p>-313.379272</text:p>
              </table:table-cell>
              <table:table-cell office:value-type="float" office:value="-353.890869">
                <text:p>-353.890869</text:p>
              </table:table-cell>
              <table:table-cell office:value-type="float" office:value="-326.764984">
                <text:p>-326.764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4.907cm" svg:y="0.316cm" chart:style-name="ch2">
          <text:p>Translation Z Over Time (mm)</text:p>
        </chart:title>
        <chart:plot-area chart:style-name="ch3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1.046cm" svg:y="1.474cm" svg:width="14.622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3.172411">
                <text:p>-3.172411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65.647797">
                <text:p>65.647797</text:p>
              </table:table-cell>
              <table:table-cell office:value-type="float" office:value="-10.808743">
                <text:p>-10.808743</text:p>
              </table:table-cell>
              <table:table-cell office:value-type="float" office:value="9.64325">
                <text:p>9.64325</text:p>
              </table:table-cell>
              <table:table-cell office:value-type="float" office:value="15.78432">
                <text:p>15.78432</text:p>
              </table:table-cell>
              <table:table-cell office:value-type="float" office:value="13.690338">
                <text:p>13.690338</text:p>
              </table:table-cell>
              <table:table-cell office:value-type="float" office:value="-3.179838">
                <text:p>-3.179838</text:p>
              </table:table-cell>
              <table:table-cell office:value-type="float" office:value="-0.523544">
                <text:p>-0.523544</text:p>
              </table:table-cell>
              <table:table-cell office:value-type="float" office:value="9.232149">
                <text:p>9.232149</text:p>
              </table:table-cell>
              <table:table-cell office:value-type="float" office:value="23.182028">
                <text:p>23.182028</text:p>
              </table:table-cell>
              <table:table-cell office:value-type="float" office:value="9.133189">
                <text:p>9.133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153cm" svg:y="1.474cm" svg:width="14.542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4861">
                <text:p>0.994861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038663">
                <text:p>0.038663</text:p>
              </table:table-cell>
              <table:table-cell office:value-type="float" office:value="0.035316">
                <text:p>0.035316</text:p>
              </table:table-cell>
              <table:table-cell office:value-type="float" office:value="-0.95378">
                <text:p>-0.95378</text:p>
              </table:table-cell>
              <table:table-cell office:value-type="float" office:value="-0.959883">
                <text:p>-0.959883</text:p>
              </table:table-cell>
              <table:table-cell office:value-type="float" office:value="-0.769638">
                <text:p>-0.769638</text:p>
              </table:table-cell>
              <table:table-cell office:value-type="float" office:value="0.950592">
                <text:p>0.950592</text:p>
              </table:table-cell>
              <table:table-cell office:value-type="float" office:value="0.960013">
                <text:p>0.960013</text:p>
              </table:table-cell>
              <table:table-cell office:value-type="float" office:value="0.838037">
                <text:p>0.838037</text:p>
              </table:table-cell>
              <table:table-cell office:value-type="float" office:value="0.523656">
                <text:p>0.523656</text:p>
              </table:table-cell>
              <table:table-cell office:value-type="float" office:value="0.03928">
                <text:p>0.039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152cm" svg:y="1.474cm" svg:width="14.517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039">
                <text:p>0.999039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032822">
                <text:p>0.032822</text:p>
              </table:table-cell>
              <table:table-cell office:value-type="float" office:value="0.030794">
                <text:p>0.030794</text:p>
              </table:table-cell>
              <table:table-cell office:value-type="float" office:value="-0.955319">
                <text:p>-0.955319</text:p>
              </table:table-cell>
              <table:table-cell office:value-type="float" office:value="-0.963655">
                <text:p>-0.963655</text:p>
              </table:table-cell>
              <table:table-cell office:value-type="float" office:value="-0.769464">
                <text:p>-0.769464</text:p>
              </table:table-cell>
              <table:table-cell office:value-type="float" office:value="0.948474">
                <text:p>0.948474</text:p>
              </table:table-cell>
              <table:table-cell office:value-type="float" office:value="0.960046">
                <text:p>0.960046</text:p>
              </table:table-cell>
              <table:table-cell office:value-type="float" office:value="0.828682">
                <text:p>0.828682</text:p>
              </table:table-cell>
              <table:table-cell office:value-type="float" office:value="0.519553">
                <text:p>0.519553</text:p>
              </table:table-cell>
              <table:table-cell office:value-type="float" office:value="0.03065">
                <text:p>0.030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231cm" svg:y="1.474cm" svg:width="14.438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5803">
                <text:p>0.995803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61686">
                <text:p>0.961686</text:p>
              </table:table-cell>
              <table:table-cell office:value-type="float" office:value="0.992215">
                <text:p>0.992215</text:p>
              </table:table-cell>
              <table:table-cell office:value-type="float" office:value="0.997762">
                <text:p>0.997762</text:p>
              </table:table-cell>
              <table:table-cell office:value-type="float" office:value="0.995269">
                <text:p>0.995269</text:p>
              </table:table-cell>
              <table:table-cell office:value-type="float" office:value="0.997565">
                <text:p>0.997565</text:p>
              </table:table-cell>
              <table:table-cell office:value-type="float" office:value="0.99736">
                <text:p>0.99736</text:p>
              </table:table-cell>
              <table:table-cell office:value-type="float" office:value="1.000038">
                <text:p>1.000038</text:p>
              </table:table-cell>
              <table:table-cell office:value-type="float" office:value="0.989705">
                <text:p>0.989705</text:p>
              </table:table-cell>
              <table:table-cell office:value-type="float" office:value="0.987987">
                <text:p>0.987987</text:p>
              </table:table-cell>
              <table:table-cell office:value-type="float" office:value="0.991378">
                <text:p>0.9913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